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BC000000378D0DE18DF21B4B7B.png" manifest:media-type="image/png"/>
  <manifest:file-entry manifest:full-path="Pictures/100000010000077F0000007CD3BD4F23328A71A2.png" manifest:media-type="image/png"/>
  <manifest:file-entry manifest:full-path="Pictures/100000010000077F0000033E85DD83D136DD3EFC.png" manifest:media-type="image/png"/>
  <manifest:file-entry manifest:full-path="Pictures/100000010000077F0000035A8548D1B1B63693A4.png" manifest:media-type="image/png"/>
  <manifest:file-entry manifest:full-path="Pictures/100000010000077F000002E5882AA20ED415B7F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332c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5" text:anchor-type="char" svg:x="0.1453in" svg:y="0in" svg:width="6.4591in" svg:height="0.6252in" draw:z-index="4"><draw:image xlink:href="Pictures/10000001000002BC000000378D0DE18DF21B4B7B.png" xlink:type="simple" xlink:show="embed" xlink:actuate="onLoad" draw:mime-type="image/png"/></draw:frame></text:p>
      <text:p text:style-name="Standard"/>
      <text:p text:style-name="Standard"/>
      <text:p text:style-name="P1"><draw:frame draw:style-name="fr1" draw:name="Image1" text:anchor-type="char" svg:x="0.2602in" svg:y="0.0854in" svg:width="6.9252in" svg:height="0.4472in" draw:z-index="0"><draw:image xlink:href="Pictures/100000010000077F0000007CD3BD4F23328A71A2.png" xlink:type="simple" xlink:show="embed" xlink:actuate="onLoad" draw:mime-type="image/png"/></draw:frame></text:p>
      <text:p text:style-name="Standard"><draw:frame draw:style-name="fr1" draw:name="Image2" text:anchor-type="char" svg:x="0.1744in" svg:y="0.7098in" svg:width="6.9252in" svg:height="2.998in" draw:z-index="1"><draw:image xlink:href="Pictures/100000010000077F0000033E85DD83D136DD3EF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char" svg:x="0.1472in" svg:y="0.1228in" svg:width="6.9252in" svg:height="3.0984in" draw:z-index="2"><draw:image xlink:href="Pictures/100000010000077F0000035A8548D1B1B63693A4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char" svg:x="0in" svg:y="0.0602in" svg:width="6.9252in" svg:height="2.6752in" draw:z-index="3"><draw:image xlink:href="Pictures/100000010000077F000002E5882AA20ED415B7F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9-14T00:02:04.251000000</meta:creation-date>
    <dc:date>2024-09-17T01:20:30.052000000</dc:date>
    <meta:editing-duration>PT2H23M23S</meta:editing-duration>
    <meta:editing-cycles>3</meta:editing-cycles>
    <meta:generator>LibreOffice/7.3.5.2$Windows_X86_64 LibreOffice_project/184fe81b8c8c30d8b5082578aee2fed2ea847c01</meta:generator>
    <meta:document-statistic meta:table-count="0" meta:image-count="5" meta:object-count="0" meta:page-count="2" meta:paragraph-count="0" meta:word-count="0" meta:character-count="0" meta:non-whitespace-character-count="0"/>
  </office:meta>
</office:document-meta>
</file>